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aa0" officeooo:paragraph-rsid="00184aa0"/>
    </style:style>
    <style:style style:name="P2" style:family="paragraph" style:parent-style-name="Table_20_Contents">
      <style:text-properties officeooo:rsid="00185adb" officeooo:paragraph-rsid="00184aa0"/>
    </style:style>
    <style:style style:name="P3" style:family="paragraph" style:parent-style-name="Table_20_Contents" style:list-style-name="L1">
      <style:text-properties officeooo:rsid="000ba9dd" officeooo:paragraph-rsid="001e5cbd"/>
    </style:style>
    <style:style style:name="P4" style:family="paragraph" style:parent-style-name="Table_20_Contents" style:list-style-name="L3">
      <style:text-properties officeooo:rsid="000ba9dd" officeooo:paragraph-rsid="00184aa0"/>
    </style:style>
    <style:style style:name="P5" style:family="paragraph" style:parent-style-name="Table_20_Contents" style:list-style-name="L3">
      <style:text-properties officeooo:rsid="000ba9dd" officeooo:paragraph-rsid="000ba9dd"/>
    </style:style>
    <style:style style:name="P6" style:family="paragraph" style:parent-style-name="Table_20_Contents" style:list-style-name="L2">
      <style:text-properties officeooo:rsid="000ba9dd" officeooo:paragraph-rsid="00184aa0"/>
    </style:style>
    <style:style style:name="P7" style:family="paragraph" style:parent-style-name="Table_20_Contents" style:list-style-name="L2">
      <style:text-properties officeooo:rsid="0031c426" officeooo:paragraph-rsid="00184aa0"/>
    </style:style>
    <style:style style:name="P8" style:family="paragraph" style:parent-style-name="Table_20_Contents" style:list-style-name="L2">
      <style:text-properties officeooo:rsid="0031c426" officeooo:paragraph-rsid="0031c426"/>
    </style:style>
    <style:style style:name="P9" style:family="paragraph" style:parent-style-name="Table_20_Contents" style:list-style-name="L1">
      <style:text-properties officeooo:rsid="001e5cbd" officeooo:paragraph-rsid="001e5cbd"/>
    </style:style>
    <style:style style:name="P10" style:family="paragraph" style:parent-style-name="Table_20_Contents" style:list-style-name="L1">
      <style:text-properties officeooo:rsid="00209841" officeooo:paragraph-rsid="00209841"/>
    </style:style>
    <style:style style:name="P11" style:family="paragraph" style:parent-style-name="Table_20_Contents" style:list-style-name="L3">
      <style:text-properties officeooo:rsid="00167bad" officeooo:paragraph-rsid="00184aa0"/>
    </style:style>
    <style:style style:name="P12" style:family="paragraph" style:parent-style-name="Table_20_Contents" style:list-style-name="L2">
      <style:text-properties officeooo:rsid="00339c9e" officeooo:paragraph-rsid="00184aa0"/>
    </style:style>
    <style:style style:name="P13" style:family="paragraph" style:parent-style-name="Table_20_Contents" style:list-style-name="L3">
      <style:text-properties officeooo:rsid="000f06e1" officeooo:paragraph-rsid="00184aa0"/>
    </style:style>
    <style:style style:name="P14" style:family="paragraph" style:parent-style-name="Table_20_Contents" style:list-style-name="L1">
      <style:text-properties officeooo:rsid="000f06e1" officeooo:paragraph-rsid="00184aa0"/>
    </style:style>
    <style:style style:name="P15" style:family="paragraph" style:parent-style-name="Table_20_Contents" style:list-style-name="L1">
      <style:text-properties officeooo:rsid="000f06e1" officeooo:paragraph-rsid="00209841"/>
    </style:style>
    <style:style style:name="P16" style:family="paragraph" style:parent-style-name="Table_20_Contents" style:list-style-name="L1">
      <style:text-properties officeooo:rsid="0021987e" officeooo:paragraph-rsid="0021987e"/>
    </style:style>
    <style:style style:name="P17" style:family="paragraph" style:parent-style-name="Table_20_Contents" style:list-style-name="L3">
      <style:text-properties officeooo:rsid="000fe633" officeooo:paragraph-rsid="00184aa0"/>
    </style:style>
    <style:style style:name="P18" style:family="paragraph" style:parent-style-name="Table_20_Contents" style:list-style-name="L1">
      <style:text-properties officeooo:rsid="0027a253" officeooo:paragraph-rsid="00184aa0"/>
    </style:style>
    <style:style style:name="P19" style:family="paragraph" style:parent-style-name="Table_20_Contents">
      <style:text-properties officeooo:rsid="001a1816" officeooo:paragraph-rsid="001a1816"/>
    </style:style>
    <style:style style:name="P20" style:family="paragraph" style:parent-style-name="Table_20_Contents" style:list-style-name="L4">
      <style:text-properties officeooo:rsid="00379f64" officeooo:paragraph-rsid="001a1816"/>
    </style:style>
    <style:style style:name="P21" style:family="paragraph" style:parent-style-name="Table_20_Contents" style:list-style-name="L4">
      <style:text-properties officeooo:rsid="00361ad1" officeooo:paragraph-rsid="00361ad1"/>
    </style:style>
    <style:style style:name="P22" style:family="paragraph" style:parent-style-name="Table_20_Contents" style:list-style-name="L4">
      <style:text-properties officeooo:rsid="00361ad1" officeooo:paragraph-rsid="001a1816"/>
    </style:style>
    <style:style style:name="T1" style:family="text">
      <style:text-properties officeooo:rsid="00265936"/>
    </style:style>
    <style:style style:name="T2" style:family="text">
      <style:text-properties officeooo:rsid="00209841"/>
    </style:style>
    <style:style style:name="T3" style:family="text">
      <style:text-properties officeooo:rsid="0021987e"/>
    </style:style>
    <style:style style:name="T4" style:family="text">
      <style:text-properties officeooo:rsid="000bc352"/>
    </style:style>
    <style:style style:name="T5" style:family="text">
      <style:text-properties officeooo:rsid="001401fa"/>
    </style:style>
    <style:style style:name="T6" style:family="text">
      <style:text-properties officeooo:rsid="00379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apotnik</text:p>
          </table:table-cell>
          <table:table-cell table:style-name="Table1.A1" office:value-type="string">
            <text:p text:style-name="P1">Anželak</text:p>
          </table:table-cell>
          <table:table-cell table:style-name="Table1.A1" office:value-type="string">
            <text:p text:style-name="P19">Rigler</text:p>
          </table:table-cell>
          <table:table-cell table:style-name="Table1.D1" office:value-type="string">
            <text:p text:style-name="P19">Rotnik</text:p>
          </table:table-cell>
        </table:table-row>
        <table:table-row>
          <table:table-cell table:style-name="Table1.A2" office:value-type="string">
            <text:p text:style-name="P1">Razumevanje genomsk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5056141907580157114" text:style-name="L1">
              <text:list-item>
                <text:p text:style-name="P3">Potrebni faktorji za uspešno genomsko selekcijo</text:p>
              </text:list-item>
            </text:list>
          </table:table-cell>
          <table:table-cell table:style-name="Table1.A2" office:value-type="string">
            <text:list xml:id="list2744570489149616546" text:style-name="L2">
              <text:list-item>
                <text:p text:style-name="P7"/>
              </text:list-item>
            </text:list>
          </table:table-cell>
          <table:table-cell table:style-name="Table1.A2" office:value-type="string">
            <text:list xml:id="list3602359884089973574" text:style-name="L3">
              <text:list-item>
                <text:p text:style-name="P4">Potrebni faktorji za uspešno genomsko selekcijo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28916296299" text:continue-list="list5056141907580157114" text:style-name="L1">
              <text:list-item>
                <text:p text:style-name="P3">Razlog za uspeh genomske selekcije</text:p>
              </text:list-item>
            </text:list>
          </table:table-cell>
          <table:table-cell table:style-name="Table1.A2" office:value-type="string">
            <text:list xml:id="list155629813012528" text:continue-list="list2744570489149616546" text:style-name="L2">
              <text:list-item>
                <text:p text:style-name="P6">Razlog za uspeh genomske selekcije</text:p>
              </text:list-item>
            </text:list>
          </table:table-cell>
          <table:table-cell table:style-name="Table1.A2" office:value-type="string">
            <text:list xml:id="list155630657322092" text:continue-list="list3602359884089973574" text:style-name="L3">
              <text:list-item>
                <text:p text:style-name="P5">Razlog za uspeh genomske selekcije</text:p>
              </text:list-item>
            </text:list>
          </table:table-cell>
          <table:table-cell table:style-name="Table1.D2" office:value-type="string">
            <text:list xml:id="list2738994802597424240" text:style-name="L4">
              <text:list-item>
                <text:p text:style-name="P20">Razlogi za uspeh genomske selekcije</text:p>
              </text:list-item>
            </text:list>
          </table:table-cell>
        </table:table-row>
        <table:table-row>
          <table:table-cell table:style-name="Table1.A2" office:value-type="string">
            <text:list xml:id="list155630404980198" text:continue-list="list155628916296299" text:style-name="L1">
              <text:list-item>
                <text:p text:style-name="P9">Uporaba genomske informacije pri rej<text:span text:style-name="T1">ci</text:span>h</text:p>
              </text:list-item>
            </text:list>
          </table:table-cell>
          <table:table-cell table:style-name="Table1.A2" office:value-type="string">
            <text:list xml:id="list155629396837077" text:continue-list="list155629813012528" text:style-name="L2">
              <text:list-item>
                <text:p text:style-name="P8">Uporaba domačega semena pri rejci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list xml:id="list155629724492921" text:continue-list="list2738994802597424240" text:style-name="L4">
              <text:list-item>
                <text:p text:style-name="P22">Uporaba genomske in<text:span text:style-name="T6">f</text:span>o<text:span text:style-name="T6">r</text:span>macije pri rejcih</text:p>
              </text:list-item>
            </text:list>
          </table:table-cell>
        </table:table-row>
        <table:table-row>
          <table:table-cell table:style-name="Table1.A2" office:value-type="string">
            <text:list xml:id="list155630643085510" text:continue-list="list155630404980198" text:style-name="L1">
              <text:list-item>
                <text:p text:style-name="P9">Priložnosti genomske selekcije</text:p>
              </text:list-item>
            </text:list>
          </table:table-cell>
          <table:table-cell table:style-name="Table1.A2" office:value-type="string">
            <text:list xml:id="list155628629340499" text:continue-list="list155629396837077" text:style-name="L2">
              <text:list-item>
                <text:p text:style-name="P8">Prednosti / možnosti / domače selekcije</text:p>
              </text:list-item>
              <text:list-item>
                <text:p text:style-name="P7">Prednosti genomske selekcije</text:p>
              </text:list-item>
            </text:list>
          </table:table-cell>
          <table:table-cell table:style-name="Table1.A2" office:value-type="string">
            <text:list xml:id="list155630437376720" text:continue-list="list155630657322092" text:style-name="L3">
              <text:list-item>
                <text:p text:style-name="P4">Izboljšanje (genomske) selekcije</text:p>
              </text:list-item>
              <text:list-item>
                <text:p text:style-name="P4">Priložnosti genomske selekcije</text:p>
              </text:list-item>
            </text:list>
          </table:table-cell>
          <table:table-cell table:style-name="Table1.D2" office:value-type="string">
            <text:list xml:id="list155630315828718" text:continue-list="list155629724492921" text:style-name="L4">
              <text:list-item>
                <text:p text:style-name="P22">Priložnosti genomske selekcije</text:p>
              </text:list-item>
            </text:list>
          </table:table-cell>
        </table:table-row>
        <table:table-row>
          <table:table-cell table:style-name="Table1.A2" office:value-type="string">
            <text:list xml:id="list155630497699132" text:continue-list="list155630643085510" text:style-name="L1">
              <text:list-item>
                <text:p text:style-name="P10">Mednarodna združenja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55629054779406" text:continue-list="list155630437376720" text:style-name="L3">
              <text:list-item>
                <text:p text:style-name="P11">Mednarodna združenja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30068202669" text:continue-list="list155630497699132" text:style-name="L1">
              <text:list-item>
                <text:p text:style-name="P10">Nevarnosti genomske selekcije</text:p>
              </text:list-item>
            </text:list>
          </table:table-cell>
          <table:table-cell table:style-name="Table1.A2" office:value-type="string">
            <text:list xml:id="list155629117109564" text:continue-list="list155628629340499" text:style-name="L2">
              <text:list-item>
                <text:p text:style-name="P7">(ne)zaupanje genomski selekciji - razlogi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29404457537" text:continue-list="list155630068202669" text:style-name="L1">
              <text:list-item>
                <text:p text:style-name="P10">Mnenje o uvozu in uporaba tujega semena pri rejcih in rejskih organizacijah</text:p>
              </text:list-item>
            </text:list>
          </table:table-cell>
          <table:table-cell table:style-name="Table1.A2" office:value-type="string">
            <text:list xml:id="list155630491943365" text:continue-list="list155629117109564" text:style-name="L2">
              <text:list-item>
                <text:p text:style-name="P12">Primerjava tuje in domače selekcije</text:p>
              </text:list-item>
            </text:list>
          </table:table-cell>
          <table:table-cell table:style-name="Table1.A2" office:value-type="string">
            <text:list xml:id="list155630606400901" text:continue-list="list155629054779406" text:style-name="L3">
              <text:list-item>
                <text:p text:style-name="P13">Mnenje o uvozu semenskega materiala</text:p>
              </text:list-item>
            </text:list>
          </table:table-cell>
          <table:table-cell table:style-name="Table1.D2" office:value-type="string">
            <text:list xml:id="list155630021969089" text:continue-list="list155630315828718" text:style-name="L4">
              <text:list-item>
                <text:p text:style-name="P22">Uporaba domačih / tujih bikov</text:p>
              </text:list-item>
              <text:list-item>
                <text:p text:style-name="P22">Mnenje o tuji selekciji</text:p>
              </text:list-item>
            </text:list>
          </table:table-cell>
        </table:table-row>
        <table:table-row>
          <table:table-cell table:style-name="Table1.A2" office:value-type="string">
            <text:list xml:id="list155629671888274" text:continue-list="list155629404457537" text:style-name="L1">
              <text:list-item>
                <text:p text:style-name="P10">Možnosti za lastno selekcijo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55629108951920" text:continue-list="list155630606400901" text:style-name="L3">
              <text:list-item>
                <text:p text:style-name="P13"/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30015620724" text:continue-list="list155629671888274" text:style-name="L1">
              <text:list-item>
                <text:p text:style-name="P10">Prednosti domače selekcije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55629639024353" text:continue-numbering="true" text:style-name="L1">
              <text:list-item>
                <text:p text:style-name="P14">Domača selekcija mnenje in možnosti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30266199129" text:continue-numbering="true" text:style-name="L1">
              <text:list-item>
                <text:p text:style-name="P10">Uporaba produktov domače selekcije pri rejci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55630497995853" text:continue-list="list155629108951920" text:style-name="L3">
              <text:list-item>
                <text:p text:style-name="P4">Uporaba genomske informacije (selekcije) <text:span text:style-name="T4">pri končnih uporabnikih – razlogi za / proti, vzroki</text:span>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29464005940" text:continue-list="list155630266199129" text:style-name="L1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55630078773568" text:continue-list="list155630497995853" text:style-name="L3">
              <text:list-item>
                <text:p text:style-name="P13">Uporaba tujega semena pri rejcih in rejskih organizacijah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29821778145" text:continue-list="list155629464005940" text:style-name="L1">
              <text:list-item>
                <text:p text:style-name="P15">Ozaveščanje in <text:span text:style-name="T2">izobraževanje</text:span> rejcev</text:p>
              </text:list-item>
            </text:list>
          </table:table-cell>
          <table:table-cell table:style-name="Table1.A2" office:value-type="string">
            <text:list xml:id="list155628881949930" text:continue-list="list155630491943365" text:style-name="L2">
              <text:list-item>
                <text:p text:style-name="P12">Informiranje rejcev</text:p>
              </text:list-item>
            </text:list>
          </table:table-cell>
          <table:table-cell table:style-name="Table1.A2" office:value-type="string">
            <text:list xml:id="list155629284787477" text:continue-list="list155630078773568" text:style-name="L3">
              <text:list-item>
                <text:p text:style-name="P13">Ozaveščanje in motiviranje rejcev</text:p>
              </text:list-item>
            </text:list>
          </table:table-cell>
          <table:table-cell table:style-name="Table1.D2" office:value-type="string">
            <text:list xml:id="list155628663176320" text:continue-list="list155630021969089" text:style-name="L4">
              <text:list-item>
                <text:p text:style-name="P22">Informiranje rejcev</text:p>
              </text:list-item>
            </text:list>
          </table:table-cell>
        </table:table-row>
        <table:table-row>
          <table:table-cell table:style-name="Table1.A2" office:value-type="string">
            <text:list xml:id="list155629852004920" text:continue-list="list155629821778145" text:style-name="L1">
              <text:list-item>
                <text:p text:style-name="P10">Uvedba domače selekcija – <text:span text:style-name="T3">možnosti in </text:span>kako</text:p>
              </text:list-item>
            </text:list>
          </table:table-cell>
          <table:table-cell table:style-name="Table1.A2" office:value-type="string">
            <text:list xml:id="list155628784127814" text:continue-list="list155628881949930" text:style-name="L2">
              <text:list-item>
                <text:p text:style-name="P12">Možnosti za domačo selekcijo - kako</text:p>
              </text:list-item>
            </text:list>
          </table:table-cell>
          <table:table-cell table:style-name="Table1.A2" office:value-type="string">
            <text:list xml:id="list155630262540698" text:continue-list="list155629284787477" text:style-name="L3">
              <text:list-item>
                <text:p text:style-name="P13">Možnosti za uvedbo lastne genomske selekcije – kako in kdo</text:p>
              </text:list-item>
            </text:list>
          </table:table-cell>
          <table:table-cell table:style-name="Table1.D2" office:value-type="string">
            <text:list xml:id="list155628832207368" text:continue-list="list155628663176320" text:style-name="L4">
              <text:list-item>
                <text:p text:style-name="P22">Možnosti za uspeh domače genomske selekcije</text:p>
              </text:list-item>
            </text:list>
          </table:table-cell>
        </table:table-row>
        <table:table-row>
          <table:table-cell table:style-name="Table1.A2" office:value-type="string">
            <text:list xml:id="list155628754531846" text:continue-list="list155629852004920" text:style-name="L1">
              <text:list-item>
                <text:p text:style-name="P16">Zaupanje slovenski stroki</text:p>
              </text:list-item>
            </text:list>
          </table:table-cell>
          <table:table-cell table:style-name="Table1.A2" office:value-type="string">
            <text:list xml:id="list155629235368432" text:continue-list="list155628784127814" text:style-name="L2">
              <text:list-item>
                <text:p text:style-name="P8">Nezaupanje domači selekciji</text:p>
              </text:list-item>
            </text:list>
          </table:table-cell>
          <table:table-cell table:style-name="Table1.A2" office:value-type="string">
            <text:p text:style-name="P2">zaupanje slovenski stroki</text:p>
          </table:table-cell>
          <table:table-cell table:style-name="Table1.D2" office:value-type="string">
            <text:list xml:id="list155630598210230" text:continue-list="list155628832207368" text:style-name="L4">
              <text:list-item>
                <text:p text:style-name="P20">Zaupanje v domače inštitucije</text:p>
              </text:list-item>
            </text:list>
          </table:table-cell>
        </table:table-row>
        <table:table-row>
          <table:table-cell table:style-name="Table1.A2" office:value-type="string">
            <text:list xml:id="list155630603007336" text:continue-list="list155628754531846" text:style-name="L1">
              <text:list-item>
                <text:p text:style-name="P16"/>
              </text:list-item>
            </text:list>
          </table:table-cell>
          <table:table-cell table:style-name="Table1.A2" office:value-type="string">
            <text:list xml:id="list155630136806144" text:continue-list="list155629235368432" text:style-name="L2">
              <text:list-item>
                <text:p text:style-name="P8"/>
              </text:list-item>
            </text:list>
          </table:table-cell>
          <table:table-cell table:style-name="Table1.A2" office:value-type="string">
            <text:list xml:id="list155628794285358" text:continue-list="list155630262540698" text:style-name="L3">
              <text:list-item>
                <text:p text:style-name="P17">Prihodnost <text:soft-page-break/>slovenskih projektov za genomsko se<text:span text:style-name="T5">l</text:span>ekcijo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155629373973211" text:continue-list="list155630603007336" text:style-name="L1">
              <text:list-item>
                <text:p text:style-name="P18">razlog za neuspeh genomske selekcije</text:p>
              </text:list-item>
            </text:list>
          </table:table-cell>
          <table:table-cell table:style-name="Table1.A2" office:value-type="string">
            <text:list xml:id="list155628797201268" text:continue-list="list155630136806144" text:style-name="L2">
              <text:list-item>
                <text:p text:style-name="P12">Razlogi za neuspeh slovenske selekcije</text:p>
              </text:list-item>
            </text:list>
          </table:table-cell>
          <table:table-cell table:style-name="Table1.A2" office:value-type="string">
            <text:list xml:id="list155630221272736" text:continue-list="list155628794285358" text:style-name="L3">
              <text:list-item>
                <text:p text:style-name="P17">Razlog za neuporabo genomske informacije pri kmetih</text:p>
              </text:list-item>
            </text:list>
          </table:table-cell>
          <table:table-cell table:style-name="Table1.D2" office:value-type="string">
            <text:list xml:id="list155630652364539" text:continue-list="list155630598210230" text:style-name="L4">
              <text:list-item>
                <text:p text:style-name="P22">Razlog za neuspeh genomske selekcije</text:p>
              </text:list-item>
            </text:list>
          </table:table-cell>
        </table:table-row>
        <table:table-row>
          <table:table-cell table:style-name="Table1.A2" office:value-type="string">
            <text:list xml:id="list155630292305246" text:continue-list="list155629373973211" text:style-name="L1">
              <text:list-item>
                <text:p text:style-name="P10"/>
              </text:list-item>
            </text:list>
          </table:table-cell>
          <table:table-cell table:style-name="Table1.A2" office:value-type="string">
            <text:list xml:id="list155630523313044" text:continue-list="list155628797201268" text:style-name="L2">
              <text:list-item>
                <text:p text:style-name="P12">Nezaupanje slovenski stroki, inštitucijam in selekcisjemu delu</text:p>
              </text:list-item>
            </text:list>
          </table:table-cell>
          <table:table-cell table:style-name="Table1.A2" office:value-type="string">
            <text:list xml:id="list155629821977185" text:continue-list="list155630221272736" text:style-name="L3">
              <text:list-item>
                <text:p text:style-name="P17">Razlog za nezaupanje slovenski genomski selekciji</text:p>
              </text:list-item>
            </text:list>
          </table:table-cell>
          <table:table-cell table:style-name="Table1.D2" office:value-type="string">
            <text:list xml:id="list155628724469912" text:continue-list="list155630652364539" text:style-name="L4">
              <text:list-item>
                <text:p text:style-name="P21">Razlog za neuspeh domače selekcije</text:p>
              </text:list-item>
            </text:list>
          </table:table-cell>
        </table:table-row>
        <table:table-row>
          <table:table-cell table:style-name="Table1.A2" office:value-type="string">
            <text:list xml:id="list155629554152319" text:continue-list="list155630292305246" text:style-name="L1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list xml:id="list155629462170933" text:continue-list="list155628724469912" text:style-name="L4">
              <text:list-item>
                <text:p text:style-name="P22">Odnos kmetov do selekcije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49:37.097095253</meta:creation-date>
    <dc:date>2018-04-12T15:56:28.449073877</dc:date>
    <meta:editing-duration>PT3H4M35S</meta:editing-duration>
    <meta:editing-cycles>3</meta:editing-cycles>
    <meta:generator>LibreOffice/5.1.6.2$Linux_X86_64 LibreOffice_project/10m0$Build-2</meta:generator>
    <meta:print-date>2018-04-12T10:51:47.700164350</meta:print-date>
    <meta:document-statistic meta:table-count="1" meta:image-count="0" meta:object-count="0" meta:page-count="2" meta:paragraph-count="63" meta:word-count="314" meta:character-count="2001" meta:non-whitespace-character-count="1797"/>
  </office:meta>
</office:document-meta>
</file>